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5d66" officeooo:paragraph-rsid="00065d66"/>
    </style:style>
    <style:style style:name="P2" style:family="paragraph" style:parent-style-name="Standard">
      <style:text-properties officeooo:rsid="0007a6a0" officeooo:paragraph-rsid="0007a6a0"/>
    </style:style>
    <style:style style:name="P3" style:family="paragraph" style:parent-style-name="Standard">
      <style:text-properties officeooo:rsid="000985db" officeooo:paragraph-rsid="000985db"/>
    </style:style>
    <style:style style:name="P4" style:family="paragraph" style:parent-style-name="Standard">
      <style:text-properties officeooo:rsid="000cf13d" officeooo:paragraph-rsid="000985db"/>
    </style:style>
    <style:style style:name="P5" style:family="paragraph" style:parent-style-name="Standard">
      <style:text-properties officeooo:rsid="000cf13d" officeooo:paragraph-rsid="000cf13d"/>
    </style:style>
    <style:style style:name="P6" style:family="paragraph" style:parent-style-name="Standard" style:list-style-name="L1">
      <style:text-properties officeooo:rsid="00065d66" officeooo:paragraph-rsid="00065d66"/>
    </style:style>
    <style:style style:name="P7" style:family="paragraph" style:parent-style-name="Standard" style:list-style-name="L1">
      <style:text-properties officeooo:rsid="0007a6a0" officeooo:paragraph-rsid="0007a6a0"/>
    </style:style>
    <style:style style:name="P8" style:family="paragraph" style:parent-style-name="Standard" style:list-style-name="L2">
      <style:text-properties officeooo:rsid="0007a6a0" officeooo:paragraph-rsid="0007a6a0"/>
    </style:style>
    <style:style style:name="P9" style:family="paragraph" style:parent-style-name="Standard" style:list-style-name="L3">
      <style:text-properties officeooo:rsid="0007a6a0" officeooo:paragraph-rsid="000840a1"/>
    </style:style>
    <style:style style:name="P10" style:family="paragraph" style:parent-style-name="Standard" style:list-style-name="L3">
      <style:text-properties officeooo:rsid="0007a6a0" officeooo:paragraph-rsid="0007a6a0"/>
    </style:style>
    <style:style style:name="P11" style:family="paragraph" style:parent-style-name="Standard">
      <style:text-properties officeooo:rsid="0007a6a0" officeooo:paragraph-rsid="0007a6a0"/>
    </style:style>
    <style:style style:name="P12" style:family="paragraph" style:parent-style-name="Standard" style:list-style-name="L2">
      <style:text-properties officeooo:rsid="000985db" officeooo:paragraph-rsid="000985db"/>
    </style:style>
    <style:style style:name="P13" style:family="paragraph" style:parent-style-name="Standard" style:list-style-name="L4">
      <style:text-properties officeooo:rsid="000985db" officeooo:paragraph-rsid="000985db"/>
    </style:style>
    <style:style style:name="P14" style:family="paragraph" style:parent-style-name="Standard" style:list-style-name="L4">
      <style:text-properties officeooo:rsid="000b469e" officeooo:paragraph-rsid="000985db"/>
    </style:style>
    <style:style style:name="P15" style:family="paragraph" style:parent-style-name="Standard" style:list-style-name="L4">
      <style:text-properties officeooo:rsid="000b469e" officeooo:paragraph-rsid="000b469e"/>
    </style:style>
    <style:style style:name="P16" style:family="paragraph" style:parent-style-name="Standard" style:list-style-name="L5">
      <style:text-properties officeooo:rsid="000cf13d" officeooo:paragraph-rsid="000cf13d"/>
    </style:style>
    <style:style style:name="P17" style:family="paragraph" style:parent-style-name="Standard" style:list-style-name="L6">
      <style:text-properties officeooo:rsid="000cf13d" officeooo:paragraph-rsid="000cf13d"/>
    </style:style>
    <style:style style:name="P18" style:family="paragraph" style:parent-style-name="Standard" style:list-style-name="L7">
      <style:text-properties officeooo:rsid="000cf13d" officeooo:paragraph-rsid="000cf13d"/>
    </style:style>
    <style:style style:name="P19" style:family="paragraph" style:parent-style-name="Standard">
      <style:text-properties officeooo:rsid="000cf13d" officeooo:paragraph-rsid="000cf13d"/>
    </style:style>
    <style:style style:name="P20" style:family="paragraph" style:parent-style-name="Standard">
      <style:text-properties officeooo:rsid="000ea162" officeooo:paragraph-rsid="000ea162"/>
    </style:style>
    <style:style style:name="P21" style:family="paragraph" style:parent-style-name="Standard" style:list-style-name="L8">
      <style:text-properties officeooo:rsid="000ea162" officeooo:paragraph-rsid="000ea162"/>
    </style:style>
    <style:style style:name="P22" style:family="paragraph" style:parent-style-name="Standard" style:list-style-name="L8">
      <style:text-properties officeooo:rsid="000faf67" officeooo:paragraph-rsid="000faf67"/>
    </style:style>
    <style:style style:name="T1" style:family="text">
      <style:text-properties officeooo:rsid="000840a1"/>
    </style:style>
    <style:style style:name="T2" style:family="text">
      <style:text-properties officeooo:rsid="000b469e"/>
    </style:style>
    <style:style style:name="T3" style:family="text">
      <style:text-properties officeooo:rsid="000ea162"/>
    </style:style>
    <style:style style:name="T4" style:family="text">
      <style:text-properties officeooo:rsid="000faf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tagebuch</text:p>
      <text:p text:style-name="P1"/>
      <text:list xml:id="list4096055886582198140" text:style-name="L1">
        <text:list-header>
          <text:p text:style-name="P6"><text:span text:style-name="T3">Grober Umriss eines </text:span>Plan<text:span text:style-name="T3">s</text:span>:</text:p>
        </text:list-header>
        <text:list-item>
          <text:p text:style-name="P6">Spielbrett mit gleich großen Feldern <text:span text:style-name="T1">max 1 Einheit pro Feld</text:span></text:p>
        </text:list-item>
        <text:list-item>
          <text:p text:style-name="P6">Verschiedene Figuren mit unterschiedlichen Bewegungsreichweiten und Stärken</text:p>
        </text:list-item>
        <text:list-item>
          <text:p text:style-name="P6">Zugweise generell abwechselnd</text:p>
        </text:list-item>
        <text:list-item>
          <text:p text:style-name="P6">Zwei Basen</text:p>
        </text:list-item>
        <text:list-item>
          <text:p text:style-name="P6">Einheiten kosten Spielwährung im Verhältnis zu Fähigkeiten</text:p>
        </text:list-item>
        <text:list-item>
          <text:p text:style-name="P6">Spielziel: Gegnerische Basis einnehmen/zerstören</text:p>
        </text:list-item>
        <text:list-item>
          <text:p text:style-name="P6">Spielwährung verdienen durch zerstören gegnerischer Einheiten und Random Spawns</text:p>
        </text:list-item>
        <text:list-item>
          <text:p text:style-name="P6">„Eingesammelte“ Spielwährung muss vor Nutzung durch den Spieler zur Basis zurück gebracht werden</text:p>
        </text:list-item>
        <text:list-item>
          <text:p text:style-name="P6">Verschieden Spielfelder (schnellere/Langsamere Bewegung, Hindernisse)</text:p>
        </text:list-item>
        <text:list-item>
          <text:p text:style-name="P6">Level Editor zum Erstellen von eigenen <text:s/>Spielbrettern(Maps)</text:p>
        </text:list-item>
        <text:list-item>
          <text:p text:style-name="P6">Eroberbare vorgelagerte Basen?</text:p>
        </text:list-item>
        <text:list-item>
          <text:p text:style-name="P6">Gesetzte Figuren haben Einsatzverzögerung</text:p>
        </text:list-item>
        <text:list-item>
          <text:p text:style-name="P7">Schere Stein Papier Kampfprinzip +(Ressourcentransporteinheit, Neutrale Kampfeinheit)</text:p>
        </text:list-item>
      </text:list>
      <text:p text:style-name="P1"/>
      <text:p text:style-name="P1"/>
      <text:p text:style-name="P2">Rahmenplanung:</text:p>
      <text:list xml:id="list2378489833897452952" text:style-name="L2">
        <text:list-item>
          <text:p text:style-name="P8">Programmiersprache C#</text:p>
        </text:list-item>
        <text:list-item>
          <text:p text:style-name="P12">Entwicklungsumgebung Visual Studio 2015 Community (Free)</text:p>
        </text:list-item>
        <text:list-item>
          <text:p text:style-name="P12">Project Repository??? </text:p>
        </text:list-item>
      </text:list>
      <text:p text:style-name="P2"/>
      <text:list xml:id="list3499716213413848997" text:style-name="L3">
        <text:list-item>
          <text:p text:style-name="P9">Spielbrett-Klasse (non graphic) (P1<text:span text:style-name="T1">)</text:span></text:p>
        </text:list-item>
        <text:list-item>
          <text:p text:style-name="P9">Feld-<text:span text:style-name="T1">Klasse</text:span> Feldtyp (P9)</text:p>
        </text:list-item>
        <text:list-item>
          <text:p text:style-name="P10"><text:span text:style-name="T1">Einheit-</text:span>Klasse mit Werten (Dmg?, Life?, Worth, Movement) <text:span text:style-name="T1">(</text:span>P2, P5, P7, P8, P13<text:span text:style-name="T1">)</text:span></text:p>
        </text:list-item>
      </text:list>
      <text:p text:style-name="P2"/>
      <text:p text:style-name="P2"/>
      <text:p text:style-name="P2"/>
      <text:p text:style-name="P2"/>
      <text:p text:style-name="P3">Todo:</text:p>
      <text:list xml:id="list1856646702280103187" text:style-name="L4">
        <text:list-header>
          <text:p text:style-name="P13"/>
        </text:list-header>
        <text:list-item>
          <text:p text:style-name="P13">E<text:span text:style-name="T2">inrichten von Project Repository</text:span></text:p>
        </text:list-item>
        <text:list-item>
          <text:p text:style-name="P14">Einrichten des Zugriffs auf dieses für jeden</text:p>
        </text:list-item>
        <text:list-item>
          <text:p text:style-name="P15">Erstellen eines einfachen UML Diagramms anhand dessen die Programmierung erfolgt</text:p>
        </text:list-item>
        <text:list-item>
          <text:p text:style-name="P15"/>
        </text:list-item>
      </text:list>
      <text:p text:style-name="P3"/>
      <text:p text:style-name="P4">Tag 2:</text:p>
      <text:p text:style-name="P4"/>
      <text:p text:style-name="P20"><text:span text:style-name="T4">Vors</text:span>pezifizierung:</text:p>
      <text:p text:style-name="P5"><text:tab/>Bewegung:</text:p>
      <text:list xml:id="list7698197133653096113" text:style-name="L5">
        <text:list-item>
          <text:p text:style-name="P16">Einheit nicht mehr verfügbar nach Zug ( Teilbewegungsproblem )</text:p>
        </text:list-item>
        <text:list-item>
          <text:p text:style-name="P16">Bewegungsphase endet, wenn Bewegungspunkte leer oder bei erneutem Klick auf die Einheit.</text:p>
        </text:list-item>
        <text:list-item>
          <text:p text:style-name="P16">Erneuter Klick startet Kampfphase. Eventuelle zweite Bewegungsphase, wenn Bewegungspunkte übrig.</text:p>
        </text:list-item>
        <text:list-item>
          <text:p text:style-name="P16">Bewegung nur in Norden, Westen, Osten, Süden</text:p>
        </text:list-item>
        <text:list-item>
          <text:p text:style-name="P16">Jede Einheit, die man kontrolliert kann in einem Zug gezogen werden.</text:p>
        </text:list-item>
      </text:list>
      <text:p text:style-name="P5"><text:tab/></text:p>
      <text:p text:style-name="P5"/>
      <text:p text:style-name="P5"><text:soft-page-break/></text:p>
      <text:p text:style-name="P5"><text:tab/>Leveleditor:</text:p>
      <text:list xml:id="list5613269927096532024" text:style-name="L6">
        <text:list-item>
          <text:p text:style-name="P17">Speichern als Zip?</text:p>
        </text:list-item>
        <text:list-item>
          <text:p text:style-name="P17">Einmal Konfigurationsdatei mit Feldoptionen und einmal Bilddatei</text:p>
        </text:list-item>
        <text:list-item>
          <text:p text:style-name="P17">Nur Felder setzbar. Möglicherweise Bonus?</text:p>
        </text:list-item>
      </text:list>
      <text:p text:style-name="P5"/>
      <text:p text:style-name="P5"><text:span text:style-name="T4">Todo</text:span>:</text:p>
      <text:list xml:id="list6461815188283568439" text:style-name="L7">
        <text:list-item>
          <text:p text:style-name="P18">UML Diagramm der benötigten Klassen.</text:p>
        </text:list-item>
        <text:list-item>
          <text:p text:style-name="P18">Projekt erstellt</text:p>
        </text:list-item>
        <text:list-item>
          <text:p text:style-name="P18">Github angelegt</text:p>
        </text:list-item>
      </text:list>
      <text:p text:style-name="P5"/>
      <text:p text:style-name="P5"/>
      <text:p text:style-name="P20">Tag 3</text:p>
      <text:p text:style-name="P20"/>
      <text:p text:style-name="P20"/>
      <text:list xml:id="list7323647257280964205" text:style-name="L8">
        <text:list-item>
          <text:p text:style-name="P21">Spezifizierung von <text:span text:style-name="T4">Einheiten, Bewegung, Kampfroutinen</text:span></text:p>
        </text:list-item>
        <text:list-item>
          <text:p text:style-name="P21">Spieleconomy sollte kein „Snowballing“ begünstigen (also ein kleiner Vorteil der zu </text:p>
          <text:p text:style-name="P21">schnell zum Selbstläufer wird)</text:p>
        </text:list-item>
        <text:list-item>
          <text:p text:style-name="P22">Abfassen der feststehenden Spezifikationen als Dokument nach dem weiter gearbeitet wird</text:p>
        </text:list-item>
        <text:list-item>
          <text:p text:style-name="P22">Erster Draft des Leveleditors:</text:p>
          <text:list>
            <text:list-item>
              <text:p text:style-name="P22">Spielbrett als XML Datei mit Einträgen für jedes Feld sowie Platz um Basen, Einheiten,</text:p>
              <text:p text:style-name="P22">Boni, etc. vorzuplatzieren.</text:p>
            </text:list-item>
            <text:list-item>
              <text:p text:style-name="P22">Bilddatei für das Spielbrett wird vom Editor mit erzeugt</text:p>
            </text:list-item>
          </text:list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5-12T12:09:40.276700147</meta:creation-date>
    <dc:date>2016-06-02T10:19:14.278194512</dc:date>
    <dc:creator>Felix </dc:creator>
    <meta:editing-duration>PT42M1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2" meta:paragraph-count="55" meta:word-count="324" meta:character-count="2315" meta:non-whitespace-character-count="2080"/>
  </office:meta>
</office:document-meta>
</file>